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ro7" style:family="table-row">
      <style:table-row-properties style:row-height="11.95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6" style:family="table-cell" style:parent-style-name="Default">
      <style:table-cell-properties style:text-align-source="fix" style:repeat-content="false"/>
      <style:paragraph-properties fo:text-align="center" fo:margin-left="0cm"/>
    </style:style>
    <style:style style:name="ce157" style:family="table-cell" style:parent-style-name="Default" style:data-style-name="N136">
      <style:table-cell-properties style:text-align-source="fix" style:repeat-content="false"/>
      <style:paragraph-properties fo:text-align="end" fo:margin-left="0cm"/>
    </style:style>
    <style:style style:name="ce158"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9" style:family="table-cell" style:parent-style-name="Default" style:data-style-name="N1">
      <style:table-cell-properties style:text-align-source="fix" style:repeat-content="false"/>
      <style:paragraph-properties fo:text-align="end" fo:margin-left="0cm"/>
    </style:style>
    <style:style style:name="ce160"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37">
      <style:table-cell-properties style:text-align-source="fix" style:repeat-content="false"/>
      <style:paragraph-properties fo:text-align="end" fo:margin-left="0cm"/>
    </style:style>
    <style:style style:name="ce162"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4">
      <style:table-cell-properties style:text-align-source="fix" style:repeat-content="false"/>
      <style:paragraph-properties fo:text-align="start" fo:margin-left="0cm"/>
    </style:style>
    <style:style style:name="ce164"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6"/>
        <table:table-column table:style-name="co10" table:default-cell-style-name="ce156"/>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3" table:formula="of:=IF([.A4];-1;IF([.G4]&lt;&gt;[.H4];0;1))" office:value-type="float" office:value="-1">
            <text:p>SKIP (-1)</text:p>
          </table:table-cell>
          <table:table-cell table:style-name="ce164"/>
        </table:table-row>
        <table:table-row table:style-name="ro2">
          <table:table-cell/>
          <table:table-cell table:style-name="ce154" table:number-columns-repeated="5"/>
          <table:table-cell table:number-columns-repeated="2"/>
          <table:table-cell table:style-name="ce163" table:formula="of:=IF([.A5];-1;IF([.G5]&lt;&gt;[.H5];0;1))" office:value-type="float" office:value="1">
            <text:p>PASS (1)</text:p>
          </table:table-cell>
          <table:table-cell table:style-name="ce164"/>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3"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3"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3"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3"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3"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3"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3"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3"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3"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3"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3"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3"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3"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3"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3"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3"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3"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3"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3"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3"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3"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3"/>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3"/>
          <table:table-cell/>
        </table:table-row>
        <table:table-row table:style-name="ro2" table:number-rows-repeated="17">
          <table:table-cell table:number-columns-repeated="8"/>
          <table:table-cell table:style-name="ce163"/>
          <table:table-cell/>
        </table:table-row>
        <table:table-row table:style-name="ro2">
          <table:table-cell office:value-type="string">
            <text:p>&gt;&gt;&gt;&gt;</text:p>
          </table:table-cell>
          <table:table-cell table:formula="of:=TEST_PARSER(&quot;primitives&quot;)" office:value-type="string" office:string-value="test_Parser(primitives): 0,6 466">
            <text:p>test_Parser(primitives): 0,6 466</text:p>
          </table:table-cell>
          <table:table-cell table:formula="of:=TESTSTAT(&quot;name&quot;; [.B46])" office:value-type="string" office:string-value="test_Parser(primitives):">
            <text:p>test_Parser(primitives):</text:p>
          </table:table-cell>
          <table:table-cell table:style-name="ce157" table:formula="of:=TESTSTAT(&quot;time&quot;; [.B46])" office:value-type="float" office:value="0.6">
            <text:p>0,6 sec</text:p>
          </table:table-cell>
          <table:table-cell table:style-name="ce159" table:formula="of:=TESTSTAT(&quot;count&quot;; [.B46])" office:value-type="float" office:value="466">
            <text:p>466</text:p>
          </table:table-cell>
          <table:table-cell table:style-name="ce161" table:formula="of:=[.E46]/[.D46]" office:value-type="float" office:value="776.666666666667">
            <text:p>776,7 a/sec</text:p>
          </table:table-cell>
          <table:table-cell table:number-columns-repeated="2"/>
          <table:table-cell table:style-name="ce163"/>
          <table:table-cell/>
        </table:table-row>
        <table:table-row table:style-name="ro2">
          <table:table-cell/>
          <table:table-cell table:formula="of:=TEST_PARSER(&quot;multiplicity&quot;)" office:value-type="string" office:string-value="test_Parser(multiplicity): 0,8 280">
            <text:p>test_Parser(multiplicity): 0,8 280</text:p>
          </table:table-cell>
          <table:table-cell table:formula="of:=TESTSTAT(&quot;name&quot;; [.B47])" office:value-type="string" office:string-value="test_Parser(multiplicity):">
            <text:p>test_Parser(multiplicity):</text:p>
          </table:table-cell>
          <table:table-cell table:style-name="ce157" table:formula="of:=TESTSTAT(&quot;time&quot;; [.B47])" office:value-type="float" office:value="0.8">
            <text:p>0,8 sec</text:p>
          </table:table-cell>
          <table:table-cell table:style-name="ce159" table:formula="of:=TESTSTAT(&quot;count&quot;; [.B47])" office:value-type="float" office:value="280">
            <text:p>280</text:p>
          </table:table-cell>
          <table:table-cell table:style-name="ce161" table:formula="of:=[.E47]/[.D47]" office:value-type="float" office:value="350">
            <text:p>350,0 a/sec</text:p>
          </table:table-cell>
          <table:table-cell table:number-columns-repeated="4"/>
        </table:table-row>
        <table:table-row table:style-name="ro2">
          <table:table-cell/>
          <table:table-cell table:formula="of:=TEST_PARSER(&quot;basic&quot;)" office:value-type="string" office:string-value="test_Parser(basic): 0,7 292">
            <text:p>test_Parser(basic): 0,7 292</text:p>
          </table:table-cell>
          <table:table-cell table:formula="of:=TESTSTAT(&quot;name&quot;; [.B48])" office:value-type="string" office:string-value="test_Parser(basic):">
            <text:p>test_Parser(basic):</text:p>
          </table:table-cell>
          <table:table-cell table:style-name="ce157" table:formula="of:=TESTSTAT(&quot;time&quot;; [.B48])" office:value-type="float" office:value="0.7">
            <text:p>0,7 sec</text:p>
          </table:table-cell>
          <table:table-cell table:style-name="ce159" table:formula="of:=TESTSTAT(&quot;count&quot;; [.B48])" office:value-type="float" office:value="292">
            <text:p>292</text:p>
          </table:table-cell>
          <table:table-cell table:style-name="ce161" table:formula="of:=[.E48]/[.D48]" office:value-type="float" office:value="417.142857142857">
            <text:p>417,1 a/sec</text:p>
          </table:table-cell>
          <table:table-cell table:number-columns-repeated="4"/>
        </table:table-row>
        <table:table-row table:style-name="ro2">
          <table:table-cell/>
          <table:table-cell table:formula="of:=TEST_PARSER(&quot;special&quot;)" office:value-type="string" office:string-value="test_Parser(special): 0,2 55">
            <text:p>test_Parser(special): 0,2 55</text:p>
          </table:table-cell>
          <table:table-cell table:formula="of:=TESTSTAT(&quot;name&quot;; [.B49])" office:value-type="string" office:string-value="test_Parser(special):">
            <text:p>test_Parser(special):</text:p>
          </table:table-cell>
          <table:table-cell table:style-name="ce157" table:formula="of:=TESTSTAT(&quot;time&quot;; [.B49])" office:value-type="float" office:value="0.2">
            <text:p>0,2 sec</text:p>
          </table:table-cell>
          <table:table-cell table:style-name="ce159" table:formula="of:=TESTSTAT(&quot;count&quot;; [.B49])" office:value-type="float" office:value="55">
            <text:p>55</text:p>
          </table:table-cell>
          <table:table-cell table:style-name="ce161" table:formula="of:=[.E49]/[.D49]" office:value-type="float" office:value="275">
            <text:p>275,0 a/sec</text:p>
          </table:table-cell>
          <table:table-cell table:number-columns-repeated="4"/>
        </table:table-row>
        <table:table-row table:style-name="ro2">
          <table:table-cell/>
          <table:table-cell table:formula="of:=TEST_PARSER(&quot;numbers&quot;)" office:value-type="string" office:string-value="test_Parser(numbers): 1,6 296">
            <text:p>test_Parser(numbers): 1,6 296</text:p>
          </table:table-cell>
          <table:table-cell table:formula="of:=TESTSTAT(&quot;name&quot;; [.B50])" office:value-type="string" office:string-value="test_Parser(numbers):">
            <text:p>test_Parser(numbers):</text:p>
          </table:table-cell>
          <table:table-cell table:style-name="ce157" table:formula="of:=TESTSTAT(&quot;time&quot;; [.B50])" office:value-type="float" office:value="1.6">
            <text:p>1,6 sec</text:p>
          </table:table-cell>
          <table:table-cell table:style-name="ce159" table:formula="of:=TESTSTAT(&quot;count&quot;; [.B50])" office:value-type="float" office:value="296">
            <text:p>296</text:p>
          </table:table-cell>
          <table:table-cell table:style-name="ce161" table:formula="of:=[.E50]/[.D50]" office:value-type="float" office:value="185">
            <text:p>185,0 a/sec</text:p>
          </table:table-cell>
          <table:table-cell table:number-columns-repeated="4"/>
        </table:table-row>
        <table:table-row table:style-name="ro2">
          <table:table-cell/>
          <table:table-cell table:formula="of:=TEST_PARSER(&quot;types&quot;)" office:value-type="string" office:string-value="test_Parser(types): 1,4 198">
            <text:p>test_Parser(types): 1,4 198</text:p>
          </table:table-cell>
          <table:table-cell table:formula="of:=TESTSTAT(&quot;name&quot;; [.B51])" office:value-type="string" office:string-value="test_Parser(types):">
            <text:p>test_Parser(types):</text:p>
          </table:table-cell>
          <table:table-cell table:style-name="ce157" table:formula="of:=TESTSTAT(&quot;time&quot;; [.B51])" office:value-type="float" office:value="1.4">
            <text:p>1,4 sec</text:p>
          </table:table-cell>
          <table:table-cell table:style-name="ce159" table:formula="of:=TESTSTAT(&quot;count&quot;; [.B51])" office:value-type="float" office:value="198">
            <text:p>198</text:p>
          </table:table-cell>
          <table:table-cell table:style-name="ce161" table:formula="of:=[.E51]/[.D51]" office:value-type="float" office:value="141.428571428571">
            <text:p>141,4 a/sec</text:p>
          </table:table-cell>
          <table:table-cell table:number-columns-repeated="4"/>
        </table:table-row>
        <table:table-row table:style-name="ro2">
          <table:table-cell table:number-columns-repeated="3"/>
          <table:table-cell table:style-name="ce158" table:formula="of:=SUM([.D46:.D51])" office:value-type="float" office:value="5.3">
            <text:p>5,3 sec</text:p>
          </table:table-cell>
          <table:table-cell table:style-name="ce160" table:formula="of:=SUM([.E46:.E51])" office:value-type="float" office:value="1587">
            <text:p>1587</text:p>
          </table:table-cell>
          <table:table-cell table:style-name="ce162" table:formula="of:=[.E52]/[.D52]" office:value-type="float" office:value="299.433962264151">
            <text:p>299,4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4,6 1587">
            <text:p>test_Parser(all): 4,6 1587</text:p>
          </table:table-cell>
          <table:table-cell table:formula="of:=TESTSTAT(&quot;name&quot;; [.B54])" office:value-type="string" office:string-value="test_Parser(all):">
            <text:p>test_Parser(all):</text:p>
          </table:table-cell>
          <table:table-cell table:style-name="ce157" table:formula="of:=TESTSTAT(&quot;time&quot;; [.B54])" office:value-type="float" office:value="4.6">
            <text:p>4,6 sec</text:p>
          </table:table-cell>
          <table:table-cell table:style-name="ce159" table:formula="of:=TESTSTAT(&quot;count&quot;; [.B54])" office:value-type="float" office:value="1587">
            <text:p>1587</text:p>
          </table:table-cell>
          <table:table-cell table:style-name="ce161" table:formula="of:=[.E54]/[.D54]" office:value-type="float" office:value="345">
            <text:p>345,0 a/sec</text:p>
          </table:table-cell>
          <table:table-cell table:number-columns-repeated="4"/>
        </table:table-row>
        <table:table-row table:style-name="ro2" table:number-rows-repeated="2">
          <table:table-cell table:number-columns-repeated="10"/>
        </table:table-row>
        <table:table-row table:style-name="ro7">
          <table:table-cell/>
          <table:table-cell table:style-name="ce155" table:formula="of:=TPARSER_TOSTRING(&quot;pTypeExpr&quot;)" office:value-type="string" office:string-value="(ind P19 ::= (do a0 &lt;- (do  _ &lt;- ([ \t])*&#13;&#10;                           a1 &lt;- (ind P59 ::= (do  _ &lt;- '('&#13;&#10;                                                  a2 &lt;- (ind P19)&#13;&#10;                                                   _ &lt;- ')'&#13;&#10;                                               return a2&#13;&#10;                                              )&#13;&#10;                                            | 'Bool'&#13;&#10;                                            | 'Str'&#13;&#10;                                            | 'Int'&#13;&#10;                                            | 'Long'&#13;&#10;                                            | (do a3 &lt;- (do a4 &lt;- (do a5 &lt;- [A-Z]&#13;&#10;                                                                      a6 &lt;- [a-z]+&#13;&#10;                                                                   return (cons a5 a6)&#13;&#10;                                                                  )&#13;&#10;                                                         return ((foldl1_1 concat_2) a4)&#13;&#10;                                                        )&#13;&#10;                                                  a7 &lt;- (do  _ &lt;- ([ \t])+&#13;&#10;                                                            a8 &lt;- (ind P59)&#13;&#10;                                                         return a8&#13;&#10;                                                        )*&#13;&#10;                                               return (mkTypeCtor a3 a7)&#13;&#10;                                              )&#13;&#10;                                            | (do a9 &lt;- [a-z]&#13;&#10;                                               return ((concat_1 ''') a9)&#13;&#10;                                              ))&#13;&#10;                        return a1&#13;&#10;                       )&#13;&#10;                  _ &lt;- ([ \t])*&#13;&#10;                 a10 &lt;- (do  _ &lt;- '-&gt;'&#13;&#10;                           a11 &lt;- (ind P19)&#13;&#10;                        return a11&#13;&#10;                       )?&#13;&#10;              return (maybeMakeArrowType a0 a10)&#13;&#10;             ))">
            <text:p>(ind P19 ::= (do a0 &lt;- (do <text:s/>_ &lt;- ([ \t])*<text:line-break/> <text:s text:c="26"/>a1 &lt;- (ind P59 ::= (do <text:s/>_ &lt;- '('<text:line-break/> <text:s text:c="49"/>a2 &lt;- (ind P19)<text:line-break/> <text:s text:c="50"/>_ &lt;- ')'<text:line-break/> <text:s text:c="46"/>return a2<text:line-break/> <text:s text:c="45"/>)<text:line-break/> <text:s text:c="43"/>| 'Bool'<text:line-break/> <text:s text:c="43"/>| 'Str'<text:line-break/> <text:s text:c="43"/>| 'Int'<text:line-break/> <text:s text:c="43"/>| 'Long'<text:line-break/> <text:s text:c="43"/>| (do a3 &lt;- (do a4 &lt;- (do a5 &lt;- [A-Z]<text:line-break/> <text:s text:c="69"/>a6 &lt;- [a-z]+<text:line-break/> <text:s text:c="66"/>return (cons a5 a6)<text:line-break/> <text:s text:c="65"/>)<text:line-break/> <text:s text:c="56"/>return ((foldl1_1 concat_2) a4)<text:line-break/> <text:s text:c="55"/>)<text:line-break/> <text:s text:c="49"/>a7 &lt;- (do <text:s/>_ &lt;- ([ \t])+<text:line-break/> <text:s text:c="59"/>a8 &lt;- (ind P59)<text:line-break/> <text:s text:c="56"/>return a8<text:line-break/> <text:s text:c="55"/>)*<text:line-break/> <text:s text:c="46"/>return (mkTypeCtor a3 a7)<text:line-break/> <text:s text:c="45"/>)<text:line-break/> <text:s text:c="43"/>| (do a9 &lt;- [a-z]<text:line-break/> <text:s text:c="46"/>return ((concat_1 ''') a9)<text:line-break/> <text:s text:c="45"/>))<text:line-break/> <text:s text:c="23"/>return a1<text:line-break/> <text:s text:c="22"/>)<text:line-break/> <text:s text:c="17"/>_ &lt;- ([ \t])*<text:line-break/> <text:s text:c="16"/>a10 &lt;- (do <text:s/>_ &lt;- '-&gt;'<text:line-break/> <text:s text:c="26"/>a11 &lt;- (ind P19)<text:line-break/> <text:s text:c="23"/>return a11<text:line-break/> <text:s text:c="22"/>)?<text:line-break/> <text:s text:c="13"/>return (maybeMakeArrowType a0 a10)<text:line-break/> <text:s text:c="12"/>))</text:p>
          </table:table-cell>
          <table:table-cell table:number-columns-repeated="8"/>
        </table:table-row>
        <table:table-row table:style-name="ro7" table:number-rows-repeated="1048518">
          <table:table-cell table:number-columns-repeated="10"/>
        </table:table-row>
        <table:table-row table:style-name="ro7">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23.04.2017</text:date>, <text:time>18:59:2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3T18:59:24.32</dc:date>
    <meta:editing-duration>P142DT8H8M22S</meta:editing-duration>
    <meta:editing-cycles>448</meta:editing-cycles>
    <meta:generator>OpenOffice/4.1.2$Win32 OpenOffice.org_project/412m3$Build-9782</meta:generator>
    <meta:document-statistic meta:table-count="10" meta:cell-count="7703"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St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Str		= lookupFn("pSt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Str",				1, "Str -&gt; Parser Str"),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1 As Variant
	str As String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If isMissing(p) Then
		TParser_toString = Fn.TParser_toString
	Else
		If isString(p) Then
			p = lookupParser(p)
		End If
		Dim k As Integer
		k = 0
		TParser_toString = _TParser_toString(p, k, "", False)
	End If
End Function

Function _TParser_toString(p As Object, ByRef k As Integer, ByVal indent As String, ByVal isNewLines As Boolean)
	Dim result As String, f As Object
	If p.str &lt;&gt; "" Then
		result = p.str
	Else
		Select Case p.tp
			Case "ind"
				result = "(ind "
				If isNull(p.st) Then
					result = result &amp; "Nothing"
				Else
					If isString(p.st1) Then
						result = result &amp; p.st1
					Else
						p.st1 = "P" &amp; p.st.id
						result = result &amp; p.st1 &amp; " ::= "
						indent = indent &amp; Space(Len(result))
						result = result &amp; _TParser_toString(p.st, k, indent, True)
						p.st1 = Nothing
					End If
				End If
				result = result &amp; ")"
			Case "sat"
				result = "(sat "
				If isPartialApp(p.st) Then
					result = result &amp; "(" &amp; TFn_toString(p.st) &amp; ")"
				Else
					result = result &amp; getFnName(p.st)
				End If
				result = result &amp; ")"
			Case "fail":		result = "fail"
			Case "return":		result = "(return " &amp; toString(p.st) &amp; ")"
			Case "item": 		result = "item"
			Case "strXXX":			result = "(str " &amp; toString(p.st(0)) &amp; ")"
			Case "str":			result = toString(p.st(0))
			Case "skip"
				result = "(skip " &amp; _TParser_toString(p.st, k, indent, False) &amp; ")"
			Case "many1"
				If p.st.tp = "choice" Then
					result = "(" &amp; _TParser_toString(p.st, k, indent &amp; " ", False) &amp; ")"
				Else
					result = _TParser_toString(p.st, k, indent, False)
				End If
				result = result &amp; "+"
			Case "choice"
				Dim alts As Object
				alts = p.st
				If isPZeroOrOne(p) Then
					' it has shape p +++ return Empty
					' so it's effectively "zero-or-one" p, which can be written as "p?"
					
					If alts(0).tp = "choice" Then
						result = "(" &amp; _TParser_toString(alts(0), k, indent &amp; " ", False) &amp; ")"
					Else
						result = _TParser_toString(alts(0), k, indent, False)
					End If
					result = result &amp; "?"
				ElseIf isPMany(p) Then
					' it has shape many1 p +++ return nil
					If alts(0).st.tp = "choice" Then
						result = "(" &amp; _TParser_toString(alts(0).st, k, indent &amp; " ", False) &amp; ")"
					Else
						result = _TParser_toString(alts(0).st, k, indent, False)
					End If
					result = result &amp; "*"
				Else
					If isNewLines Then
						result = _TParser_toString(alts(0), k, indent, isNewLines) _
							   &amp; chr(13) &amp; chr(10) _
							   &amp; space(len(indent) - 2) _
							   &amp; "| " _
							   &amp; _TParser_toString(alts(1), k, indent, isNewLines)
					Else
						result = _TParser_toString(alts(0), k, indent, isNewLines) _
							   &amp; " | " _
							   &amp; _TParser_toString(alts(1), k, indent, isNewLines)
					End If
				End If
			Case "bind"
				Dim q As Object
				q = p.st(0)
				f = p.st(1)
				result = _TParser_toString(q, k, indent, False) _
						&amp; " &gt;&gt;= " &amp; TFn_toString(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Else
						result = result &amp; "a" &amp; k
						args = args &amp; " a" &amp; k
						k = k + 1
						result = result &amp; " &lt;- " _
										&amp; _TParser_toString(ps(i), k, innerIndent, False)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linearize choice of choice:
		If (p1.tp = "choice") Then
			pChoice = pChoice(p1.st(0), pChoice(p1.st(1), p2))
		Else
			If (p1.tp = "ind") Then
				If isNull(p1.st) Then
					'msgbox("pChoice: " &amp; toString(mkParser("choice", Array(p1, p2)))
				ElseIf (p1.st.tp = "choice") Then
					msgbox("pChoice!: " &amp; toString(mkParser("choice", Array(p1, p2)))
				End If
			End If
			pChoice = mkParser("choice", Array(p1, p2))
		End If
	End If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As Object
		Dim recDummy As Object
		
		pS = pInd
		pN = pInd
		
		' Left ::= ws* N
		' pLeft = do _ &lt;- many white
		'            n &lt;- N
		'         return n
		pLeft = pSeq(Array(pSkip(pMany(pWhite)), pN), id)
'msgbox(tostring(pLeft))
		' Right ::= "-&gt;" S
		' pRight = do _ &lt;- (str "-&gt;")
		'             s &lt;- S
		'          return s
		pRight = pSeq(Array(pSkip(pStr("-&gt;")), pS), id)
		
		' S ::= Left ws* Right?
		' pS = do lft &lt;- pLeft
		'           _ &lt;- many white
		'         rgt &lt;- zeroOrOne pRight
		'      return (if (empty? rgt) left else (mkArrowType lft rgt))
		pS = fixIndirection(pS, _
				pSeq(Array(pLeft, _
						   pSkip(pMany(pWhite)), _
						   pZeroOrOne(pRight) _
				  	 ), Fn.maybeMakeArrowType _
			  )	)
		
		' ParenS ::= "(" S ")"
		pParenS = pSeq(Array(pSkip(pStr("(")), _
							 pS, _
						     pSkip(pStr(")")) _
					   ), id)
		
		' TypeArg ::= ws+ N
		pTypeArg = pSeq(Array(pSkip(pMany1(pWhite)), pN), id)
		
		' Ctor ::= TypeCtor TypeArg*
		pCtor = pSeq(Array(pTypeCtor, pMany(pTypeArg)), Fn.mkTypeCtor)
		
		' N ::= ParenS | BaseType | Ctor | TypeVar
		pN = fixIndirection( pN, foldl1(pChoice, List(pParenS, pBaseType, pCtor, pTypeVar)) )
			
		result = pS
		'MsgBox(toString(result))
		'Stop
	End If
	pTypeExpr = result
End Function

Function pBaseType()
	Static result As Object
	If isNull(result) Then
		result = foldl1(pChoice, _
						map(pStr, List("Bool", "Str", "Int", "Long")) _
		)
		'msgbox(toString(result))
	End If
	pBaseType = result
End Function

Function pTypeVar()
'	pTypeVar = pBind(pAlphaLower, compose(pReturn, concat("'")))
	pTypeVar = pSeq(Array(pAlphaLower), concat("'"))
End Function

Function pTypeCtor()
	Static result As Object
	If isNull(result) Then
'		result = foldl1( pChoice, _
'						 map(pStr, List("List", "Maybe", "Parser")) )
		result = pSeq(_
					Array(pSeq(_
							Array(pAlphaUpper, pMany1(pAlphaLower)), _
							cons _
						  ) _
					), _
					foldl1(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2(p, s, pos, endPos, False)
	If endPos &lt; 0 Then ' indicates failure
		applyP = parseFailure
	Else ' package up result and endPos for the outside world			
		applyP = Array(parseResult, endPos)
	End If
End Function

Function _applyP2(ByVal p As Parser, s As String, ByVal pos As Integer, ByRef endPos As Integer, ByVal isUnderSkip As Boolean)
	_applyP_callCount = _applyP_callCount + 1
	Dim result As Variant
	Dim i As Integer
	Dim innerParser As Parser
	Dim innerParsers As Variant
	Dim lst As Object
	
_applyP_begin:	
	Select Case p.tp
		Case "str"
			applyP_str = applyP_str + 1
			Dim match As String
			Dim matchLen As Integer
			match = p.st(0)
			matchLen = p.st(1)
			If (Mid(s, pos, matchLen) &lt;&gt; match) Then
				Goto _applyP2_parseFailure
			End If
			endPos = pos + matchLen
			If Not(isUnderSkip) Then
				result = match
			End If
		Case "choice"	' tail-recursive
			applyP_choice = applyP_choice + 1
			result = _applyP2(p.st(0), s, pos, endPos, isUnderSkip)
			If endPos &lt; 0 Then
				'result = _applyP2(p.st(1), s, pos, endPos, isUnderSkip)
				p = p.st(1)
				Goto _applyP_begin
			End If
		Case "item"
			applyP_item = applyP_item + 1
			If pos &gt; Len(s) Then
				Goto _applyP2_parseFailure
			End If
			endPos = pos + 1
			If Not(isUnderSkip) Then
				result = Mid(s, pos, 1)
			End If
		Case "return"
			applyP_return = applyP_return + 1
			If Not(isUnderSkip) Then
				result = p.st
			End If
			endPos = pos
		Case "bind"	' tail-recursive
			applyP_bind = applyP_bind + 1
			If isKreturn(p.st(1)) Then
				apply_bind_K_return = apply_bind_K_return + 1
			End If
			result = _applyP2(p.st(0), s, pos, endPos, isUnderSkip)
			If endPos &lt; 0 Then : Exit Function : End If
			'result = _applyP2(apply1(p.st(1), result), s, endPos, endPos, isUnderSkip)
			p = apply1(p.st(1), result)
			pos = endPos
			Goto _applyP_begin
		Case "seq"
			applyP_seq = applyP_seq + 1
			innerParsers = p.st(0)
			If isUnderSkip Then
				For i = LBound(innerParsers) To UBound(innerParsers)
					_applyP2(innerParsers(i), s, pos, endPos, True)
					If endPos &lt; 0 Then : Exit Function : End If
					pos = endPos
				Next		
			Else
				lst = nil
				For i = LBound(innerParsers) To UBound(innerParsers)
					innerParser = innerParsers(i)
					result = _applyP2(innerParser, s, pos, endPos, False)
					If endPos &lt; 0 Then : Exit Function : End If
					pos = endPos
					' TODO: precalculate isPSkip check in pSeq
					If Not(isPSkip(innerParser)) Then
						lst = cons(result, lst)
					End If
				Next
				result = applyToList(p.st(1), reverse(lst))
			End If
		Case "skip"	' tail-recursive
			applyP_skip = applyP_skip + 1
			p = p.st
			isUnderSkip = True
			Goto _applyP_begin
			'result = _applyP2(p.st, s, pos, endPos, True)
			'If endPos &gt; 0 Then
			'	assertEqual(result, Empty).x
			'End If
		Case "sat"
			applyP_sat = applyP_sat + 1
			If pos &gt; Len(s) Then
				Goto _applyP2_parseFailure
			End If
			result = Mid(s, pos, 1)
			If Not(apply(p.st, result)) Then
				Goto _applyP2_parseFailure
			End If
			endPos = pos + 1
			If isUnderSkip Then
				result = Empty
			End If
		Case "many1"
			applyP_many1 = applyP_many1 + 1
			innerParser = p.st
			If isUnderSkip Then
				_applyP2(innerParser, s, pos, endPos, True)
				If endPos &lt; 0 Then : Exit Function : End If
				Do
					pos = endPos
					_applyP2(innerParser, s, pos, endPos, True)
				Loop Until (endPos &lt; 0)
				endPos = pos
			Else
				Set lst = nil
				result = _applyP2(innerParser, s, pos, endPos, False)
				If endPos &lt; 0 Then : Exit Function : End If
				Do
					Set lst = cons(result, lst)
					pos = endPos
					result = _applyP2(innerParser, s, pos, endPos, False)
				Loop Until (endPos &lt; 0)
				endPos = pos
				result = reverse(lst)
			End If
		Case "fail"
			applyP_fail = applyP_fail + 1
			Goto _applyP2_parseFailure
		Case "ind"	' tail-recursive
			applyP_ind = applyP_ind + 1
			p = p.st
			Goto _applyP_begin
'			result = _applyP2(p.st, s, pos, endPos, isUnderSkip)
		Case "end"
			applyP_end = applyP_end + 1
			If pos &lt;= Len(s) Then
				Goto _applyP2_parseFailure
			End If
			endPos = pos
		Case Else
			result = "unknown Parser '" &amp; p.tp &amp; "'"
			MsgBox("Error in applyP: " &amp; result)
	End Select
	'If isUnderSkip And Not(isParseFailure(result)) Then
	'	assertEqual(result(0), Empty).x
	'End If
	_applyP2 = result
	Exit Function
_applyP2_parseFailure:
	endPos = -1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 _
				&amp; chr(13) &amp; "apply_str: " &amp; applyP_str _
				&amp; chr(13) &amp; "apply_choice: " &amp; applyP_choice _
				&amp; chr(13) &amp; "apply_item: " &amp; applyP_item _
				&amp; chr(13) &amp; "apply_end: " &amp; applyP_end _
				&amp; chr(13) &amp; "apply_bind: " &amp; applyP_bind _
				&amp; chr(13) &amp; "  (apply_bind_K_return: " &amp; apply_bind_K_return &amp; ")" _
				&amp; chr(13) &amp; "apply_return: " &amp; applyP_return _
				&amp; chr(13) &amp; "apply_seq: " &amp; applyP_seq _
				&amp; chr(13) &amp; "apply_skip: " &amp; applyP_skip _
				&amp; chr(13) &amp; "apply_sat: " &amp; applyP_sat _
				&amp; chr(13) &amp; "apply_many1: " &amp; applyP_many1 _
				&amp; chr(13) &amp; "apply_fail: " &amp; applyP_fail _
				&amp; chr(13) &amp; "apply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assert_parses(p, getFnTypeStr(Fn.isNil), "(-&gt; (List ['a]) Bool)", 15).x
	assert_parses(p, getFnTypeStr(Fn.flatten), "(-&gt; (List [(List ['a])]) (List ['a]))", 22).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